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1fa09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officeooo:paragraph-rsid="00118c27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1fa09" style:font-size-asian="24pt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5da3f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50218" officeooo:paragraph-rsid="00150218" style:font-name-asian="Liberation Mono" style:font-size-asian="24pt" style:font-name-complex="Liberation Mono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5da3f" officeooo:paragraph-rsid="0015da3f" style:font-name-asian="Liberation Mono" style:font-size-asian="24pt" style:font-name-complex="Liberation Mono" style:font-size-complex="24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12pt" fo:letter-spacing="normal" fo:font-style="normal" fo:font-weight="normal" officeooo:rsid="00118c27" officeooo:paragraph-rsid="00118c27" style:font-name-asian="Liberation Mono" style:font-size-asian="12pt" style:font-name-complex="Liberation Mono" style:font-size-complex="12pt"/>
    </style:style>
    <style:style style:name="P13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fa09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size="36pt" officeooo:rsid="000a0946" style:font-size-asian="36pt" style:font-size-complex="36pt"/>
    </style:style>
    <style:style style:name="T8" style:family="text">
      <style:text-properties fo:font-size="36pt" officeooo:rsid="0011fa09" style:font-size-asian="36pt" style:font-size-complex="36pt"/>
    </style:style>
    <style:style style:name="T9" style:family="text">
      <style:text-properties fo:font-size="36pt" officeooo:rsid="00150218" style:font-size-asian="36pt" style:font-size-complex="3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officeooo:rsid="00150218"/>
    </style:style>
    <style:style style:name="T12" style:family="text">
      <style:text-properties officeooo:rsid="0015da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Stones</text:span><text:span text:style-name="T7"> – </text:span><text:span text:style-name="T9">Jack Flash</text:span></text:p>
      <text:p text:style-name="P6"/>
      <text:p text:style-name="P2"/>
      <text:p text:style-name="P4"><text:span text:style-name="T2">[</text:span><text:span text:style-name="T3">Intro</text:span><text:span text:style-name="T2">]</text:span></text:p>
      <text:p text:style-name="P10">Bp | E A <text:span text:style-name="T12">[3x]</text:span></text:p>
      <text:p text:style-name="P10">Bp | bp | Bp</text:p>
      <text:p text:style-name="P8"/>
      <text:p text:style-name="P4"><text:span text:style-name="T2">[Verse] <text:s/></text:span><text:span text:style-name="T6"><text:s/></text:span></text:p>
      <text:p text:style-name="P9">B | A | B | B <text:span text:style-name="T12">[4x]</text:span></text:p>
      <text:p text:style-name="P1"/>
      <text:p text:style-name="P5"><text:span text:style-name="T2">[</text:span><text:span text:style-name="T3">Chorus</text:span><text:span text:style-name="T2">]</text:span></text:p>
      <text:p text:style-name="P11"><text:span text:style-name="T4">D | A | E | E [2x]</text:span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2T00:25:03.941089880</dc:date>
    <meta:editing-duration>PT1H14M46S</meta:editing-duration>
    <meta:editing-cycles>8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8" meta:word-count="32" meta:character-count="105" meta:non-whitespace-character-count="77"/>
  </office:meta>
</office:document-meta>
</file>